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fo:font-weight="normal" fo:background-color="#ffff0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background-color="transparent"/>
    </style:style>
    <style:style style:name="T1" style:family="text">
      <style:text-properties officeooo:rsid="000519db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El siguiente código imprimirá "Divisible by 5" si number es igual a 25.</text:p>
      <text:p text:style-name="Standard"/>
      <text:p text:style-name="Standard">if (number % 10 == 0) {</text:p>
      <text:p text:style-name="Standard"><text:s text:c="2"/>println("Divisible by 10")</text:p>
      <text:p text:style-name="Standard">} else if (number == 5) {</text:p>
      <text:p text:style-name="Standard"><text:s text:c="2"/>println("Divisible by 5")</text:p>
      <text:p text:style-name="Standard">}</text:p>
      <text:p text:style-name="Standard"/>
      <text:p text:style-name="Standard">true</text:p>
      <text:p text:style-name="Standard"/>
      <text:p text:style-name="P1">false</text:p>
      <text:p text:style-name="Standard"/>
      <text:p text:style-name="P2"><text:span text:style-name="T1">2. </text:span>¿Cuál de las siguientes condiciones se cumple cuando x = 5?</text:p>
      <text:p text:style-name="Standard"/>
      <text:p text:style-name="Standard">Selecciona todas las respuestas que consideres correctas.</text:p>
      <text:p text:style-name="Standard"/>
      <text:p text:style-name="P3">x == 5</text:p>
      <text:p text:style-name="Standard"/>
      <text:p text:style-name="P1">x in 1..5</text:p>
      <text:p text:style-name="Standard"/>
      <text:p text:style-name="P1">x is Int</text:p>
      <text:p text:style-name="Standard"/>
      <text:p text:style-name="Standard">x % 5</text:p>
      <text:p text:style-name="Standard"/>
      <text:p text:style-name="P2"><text:span text:style-name="T1">3. </text:span>¿Cuáles de los siguientes no es un concepto básico de programación orientada a objetos?</text:p>
      <text:p text:style-name="Standard"/>
      <text:p text:style-name="Standard">Abstracción</text:p>
      <text:p text:style-name="Standard"/>
      <text:p text:style-name="P1">Legibilidad</text:p>
      <text:p text:style-name="Standard"/>
      <text:p text:style-name="Standard">Herencia</text:p>
      <text:p text:style-name="Standard"/>
      <text:p text:style-name="Standard">Polimorfismo</text:p>
      <text:p text:style-name="Standard"/>
      <text:p text:style-name="P2"><text:span text:style-name="T1">4. </text:span>¿Cuáles son los cuatro modificadores de visibilidad en Kotlin?</text:p>
      <text:p text:style-name="Standard"/>
      <text:p text:style-name="Standard">public, private, protected y abstract</text:p>
      <text:p text:style-name="Standard"/>
      <text:p text:style-name="Standard">static, override, internal y external</text:p>
      <text:p text:style-name="Standard"/>
      <text:p text:style-name="P1">private, protected, public y internal</text:p>
      <text:p text:style-name="Standard"/>
      <text:p text:style-name="Standard">public, protected, static y interna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5. </text:span>La palabra clave ___ se usa para llamar a un método de la clase superior.</text:p>
      <text:p text:style-name="Standard"/>
      <text:p text:style-name="Standard">this</text:p>
      <text:p text:style-name="Standard"/>
      <text:p text:style-name="P1">super</text:p>
      <text:p text:style-name="Standard"/>
      <text:p text:style-name="Standard">parent</text:p>
      <text:p text:style-name="Standard"/>
      <text:p text:style-name="Standard">self</text:p>
      <text:p text:style-name="Standard"/>
      <text:p text:style-name="P2"><text:span text:style-name="T1">6. </text:span>Un(a) ___ define las propiedades o los métodos que una clase debe implementar.</text:p>
      <text:p text:style-name="Standard"/>
      <text:p text:style-name="Standard">Delegar</text:p>
      <text:p text:style-name="Standard"/>
      <text:p text:style-name="Standard">Tipo genérico</text:p>
      <text:p text:style-name="Standard"/>
      <text:p text:style-name="P1">Interfaz</text:p>
      <text:p text:style-name="Standard"/>
      <text:p text:style-name="Standard">Subclase</text:p>
      <text:p text:style-name="Standard"/>
      <text:p text:style-name="P2"><text:span text:style-name="T1">7. </text:span>¿Cuál de las siguientes opciones se representa mejor con un tipo anulable?</text:p>
      <text:p text:style-name="Standard"/>
      <text:p text:style-name="Standard">Indica la cantidad de seguidores (0 o más) en una app de redes sociales.</text:p>
      <text:p text:style-name="Standard"/>
      <text:p text:style-name="P1">Una foto de perfil opcional</text:p>
      <text:p text:style-name="Standard"/>
      <text:p text:style-name="Standard">Un nombre de usuario que debe tener al menos un carácter.</text:p>
      <text:p text:style-name="Standard"/>
      <text:p text:style-name="Standard">Es un ID único asignado a cada usuario.</text:p>
      <text:p text:style-name="Standard"/>
      <text:p text:style-name="P2"><text:span text:style-name="T1">8. </text:span>El operador ___ permite llamar a un método solo si el objeto no es nulo.</text:p>
      <text:p text:style-name="Standard">.</text:p>
      <text:p text:style-name="Standard"/>
      <text:p text:style-name="Standard">!!</text:p>
      <text:p text:style-name="Standard"/>
      <text:p text:style-name="Standard">?:</text:p>
      <text:p text:style-name="Standard"/>
      <text:p text:style-name="P1">?.</text:p>
      <text:p text:style-name="Standard"/>
      <text:p text:style-name="P2"><text:span text:style-name="T1">9. </text:span>¿Cuál de estas afirmaciones sobre funciones no es verdadera en Kotlin?</text:p>
      <text:p text:style-name="Standard"/>
      <text:p text:style-name="P1">Una función se puede cambiar a otro tipo de datos, y viceversa.</text:p>
      <text:p text:style-name="Standard"/>
      <text:p text:style-name="Standard">Una función se puede mostrar desde otra.</text:p>
      <text:p text:style-name="Standard"/>
      <text:p text:style-name="Standard">Una función puede tomar otra como parámetro.</text:p>
      <text:p text:style-name="Standard"/>
      <text:p text:style-name="Standard">Una función tiene un tipo de datos, como (Int) -&gt; Unit.</text:p>
      <text:p text:style-name="Standard"/>
      <text:p text:style-name="Standard"/>
      <text:p text:style-name="Standard"/>
      <text:p text:style-name="Standard"/>
      <text:p text:style-name="Standard"><text:soft-page-break/><text:span text:style-name="T1">10. </text:span>Un literal de función es otro nombre para una ___.</text:p>
      <text:p text:style-name="Standard"/>
      <text:p text:style-name="P4">Tipo de función</text:p>
      <text:p text:style-name="Standard"/>
      <text:p text:style-name="P1">Expresión lambda</text:p>
      <text:p text:style-name="Standard"/>
      <text:p text:style-name="P4">Referencia de una función</text:p>
      <text:p text:style-name="Standard"/>
      <text:p text:style-name="Standard">Lambda fina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18:59:58.831000000</meta:creation-date>
    <dc:date>2024-10-20T19:20:19.572000000</dc:date>
    <meta:editing-duration>PT20M25S</meta:editing-duration>
    <meta:editing-cycles>3</meta:editing-cycles>
    <meta:generator>LibreOffice/7.6.4.1$Windows_x86 LibreOffice_project/e19e193f88cd6c0525a17fb7a176ed8e6a3e2aa1</meta:generator>
    <meta:document-statistic meta:table-count="0" meta:image-count="0" meta:object-count="0" meta:page-count="3" meta:paragraph-count="54" meta:word-count="298" meta:character-count="1641" meta:non-whitespace-character-count="1393"/>
  </office:meta>
</office:document-meta>
</file>